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96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97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>
      <style:paragraph-properties fo:text-align="center"/>
    </style:style>
    <style:style style:name="P100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officeooo:rsid="000a856a"/>
    </style:style>
    <style:style style:name="T19" style:family="text">
      <style:text-properties officeooo:rsid="0014e4e5"/>
    </style:style>
    <style:style style:name="T20" style:family="text">
      <style:text-properties officeooo:rsid="001b4c23"/>
    </style:style>
    <style:style style:name="T21" style:family="text">
      <style:text-properties officeooo:rsid="001d44e3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1d44e3"/>
    </style:style>
    <style:style style:name="T24" style:family="text">
      <style:text-properties officeooo:rsid="001e8efe"/>
    </style:style>
    <style:style style:name="T25" style:family="text">
      <style:text-properties officeooo:rsid="00204f93"/>
    </style:style>
    <style:style style:name="T26" style:family="text">
      <style:text-properties officeooo:rsid="0024ab29"/>
    </style:style>
    <style:style style:name="T27" style:family="text">
      <style:text-properties officeooo:rsid="0026d350"/>
    </style:style>
    <style:style style:name="T28" style:family="text">
      <style:text-properties officeooo:rsid="0028a15a"/>
    </style:style>
    <style:style style:name="T29" style:family="text">
      <style:text-properties style:text-underline-style="none"/>
    </style:style>
    <style:style style:name="T30" style:family="text">
      <style:text-properties officeooo:rsid="00338a3f"/>
    </style:style>
    <style:style style:name="T31" style:family="text">
      <style:text-properties officeooo:rsid="0036a577"/>
    </style:style>
    <style:style style:name="T32" style:family="text">
      <style:text-properties officeooo:rsid="003e9f23"/>
    </style:style>
    <style:style style:name="T33" style:family="text">
      <style:text-properties officeooo:rsid="004191b2"/>
    </style:style>
    <style:style style:name="T34" style:family="text">
      <style:text-properties officeooo:rsid="00550c8f"/>
    </style:style>
    <style:style style:name="T35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8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7">we can use it for the </text:span><text:span text:style-name="T16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100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100" svg:width="0.6941in" svg:height="0.6941in" svg:x="1.1126in" svg:y="0.1563in"><draw:text-box><text:p>Client</text:p></draw:text-box></draw:frame><draw:frame text:anchor-type="paragraph" draw:z-index="2" draw:name="Text Frame 3" draw:style-name="gr2" draw:text-style-name="P100" svg:width="0.6941in" svg:height="0.6941in" svg:x="2.1626in" svg:y="0.1563in"><draw:text-box><text:p>IAnimal</text:p><text:p><text:span text:style-name="T35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99" svg:x1="0.7563in" svg:y1="0.1465in" svg:x2="1.1126in" svg:y2="0.1465in"><text:p/></draw:line><draw:line text:anchor-type="paragraph" draw:z-index="5" draw:name="Line 2" draw:style-name="gr1" draw:text-style-name="P99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99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0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19">Extreme programming</text:span></text:p>
      <text:p text:style-name="P21">release <text:span text:style-name="T23">day by day</text:span> and deliver something that customer needs </text:p>
      <text:p text:style-name="P20">find errors and mistakes <text:span text:style-name="T20">constantly (with tests) -</text:span><text:span text:style-name="T21"> Small releases</text:span></text:p>
      <text:p text:style-name="P20"/>
      <text:p text:style-name="P22">5 <text:span text:style-name="T1">values</text:span>:</text:p>
      <text:p text:style-name="P23">communication – <text:span text:style-name="T24">colleagues + customers</text:span></text:p>
      <text:p text:style-name="P23">simplicity</text:p>
      <text:p text:style-name="P23">feedback – <text:span text:style-name="T24">from system (test often), customer, team</text:span></text:p>
      <text:p text:style-name="P23">courage – <text:span text:style-name="T24">speak the truth, </text:span><text:span text:style-name="T25">seek answers</text:span></text:p>
      <text:p text:style-name="P23">respect – <text:span text:style-name="T24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6">(</text:span>of people<text:span text:style-name="T26">)</text:span> programming – <text:span text:style-name="T26">proven scientifically, better quality</text:span></text:p>
      <text:p text:style-name="P26">user stories – <text:span text:style-name="T27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28">5 </text:span>categories:</text:p>
      <text:p text:style-name="P28"><text:span text:style-name="T22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29">:</text:span></text:p>
      <text:p text:style-name="P37">user stories – change and release faster</text:p>
      <text:p text:style-name="P30">designing<text:span text:style-name="T29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29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29"/></text:p>
      <text:p text:style-name="P32"><text:span text:style-name="T29"/></text:p>
      <text:p text:style-name="P50">New XP Project</text:p>
      <text:p text:style-name="P39">user stories 1-3 weeks</text:p>
      <text:p text:style-name="P31"><text:span text:style-name="T29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1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2">dependency firewalls</text:span></text:p>
      <text:p text:style-name="P44"><text:span text:style-name="T22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2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2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3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2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2">variables private</text:span></text:p>
      <text:p text:style-name="P66">any other class, including subclasses, are closed against changes to those variables (<text:span text:style-name="T22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3">code</text:span> is harder to maintain and <text:span text:style-name="T33">catch up with what’s going on</text:span></text:p>
      <text:p text:style-name="P72"/>
      <text:p text:style-name="P76">Single responsibility responsibility</text:p>
      <text:p text:style-name="P73">one reason to change (method, class)</text:p>
      <text:p text:style-name="P74">easier for testing by this approach</text:p>
      <text:p text:style-name="P77"><text:span text:style-name="T2"/></text:p>
      <text:p text:style-name="P79">05.09</text:p>
      <text:p text:style-name="P75">Open-closed principle</text:p>
      <text:p text:style-name="P75">make changes without changing things</text:p>
      <text:p text:style-name="P85"/>
      <text:p text:style-name="P78">SOLID</text:p>
      <text:p text:style-name="P78">S<text:span text:style-name="T2"> – Single responsible principle</text:span></text:p>
      <text:p text:style-name="P78">O<text:span text:style-name="T2"> – Open-closed principle</text:span></text:p>
      <text:p text:style-name="P78"><text:span text:style-name="T2"/></text:p>
      <text:p text:style-name="P95"><text:span text:style-name="T2">07.09 3_</text:span><text:span text:style-name="T7">lsp</text:span></text:p>
      <text:p text:style-name="P86"><text:span text:style-name="T2">Liskov substitution principle</text:span></text:p>
      <text:p text:style-name="P86"><text:span text:style-name="T2"/></text:p>
      <text:p text:style-name="P87"><text:span text:style-name="T2">The principle says, that function which uses pointers/ref. to the base class must be able to use objects ­of derived classes without knowing it.</text:span></text:p>
      <text:p text:style-name="P87"><text:span text:style-name="T2"/></text:p>
      <text:p text:style-name="P87"><text:span text:style-name="T2">Basically it violates OCP, function/class which uses reference must know about all derivatives of the base class to use them.</text:span></text:p>
      <text:p text:style-name="P87"><text:span text:style-name="T2">It must be modified whenever a new derivative (of the base class) is created</text:span></text:p>
      <text:p text:style-name="P87"><text:span text:style-name="T2"/></text:p>
      <text:p text:style-name="P88"><text:span text:style-name="T9">T</text:span><text:span text:style-name="T2">he client expects that all derivatives must conform to the behaviour</text:span><text:span text:style-name="T8"> of the base class</text:span></text:p>
      <text:p text:style-name="P88"><text:span text:style-name="T8">,</text:span><text:span text:style-name="T9"> so he doesn’t need to check the type (this would violate the OCP)</text:span></text:p>
      <text:p text:style-name="P88"><text:span text:style-name="T8"/></text:p>
      <text:p text:style-name="P96"><text:span text:style-name="T8">07.09 3_</text:span><text:span text:style-name="T9">dip</text:span></text:p>
      <text:p text:style-name="P89"><text:span text:style-name="T8">D</text:span><text:span text:style-name="T2">ependency Inversion Principle</text:span></text:p>
      <text:p text:style-name="P89"><text:span text:style-name="T2"/></text:p>
      <text:p text:style-name="P89"><text:span text:style-name="T2">The cause of Bad designing</text:span></text:p>
      <text:p text:style-name="P89">1. <text:span text:style-name="T2">rigidity – single change → cascade changes.</text:span></text:p>
      <text:p text:style-name="P89"><text:span text:style-name="T2">Cost and size of change is unpredictable? Officialy rigid</text:span></text:p>
      <text:p text:style-name="P89">2.<text:span text:style-name="T2"> fragility – single change → many problems</text:span></text:p>
      <text:p text:style-name="P89"><text:span text:style-name="T2">can’t predict the quality of product, simple changes → failures in other parts → fixing? → more problems</text:span></text:p>
      <text:p text:style-name="P89">3.<text:span text:style-name="T2"> immobility – desirable parts of the design are dependent upon not desired details</text:span></text:p>
      <text:p text:style-name="P89"><text:span text:style-name="T2">not possible to reuse the design</text:span></text:p>
      <text:p text:style-name="P89"><text:span text:style-name="T2"/></text:p>
      <text:p text:style-name="P90">Dependency inversion</text:p>
      <text:p text:style-name="P98">no inversion:</text:p>
      <text:p text:style-name="P80">module containing the high level policy is dependent upon the low level detailed modules.</text:p>
      <text:p text:style-name="P80">Thus it’s not reusable</text:p>
      <text:p text:style-name="P80"><text:span text:style-name="T22">inversion</text:span>:</text:p>
      <text:p text:style-name="P80">dependencies are inverted if higher and lower level modules depend upon <text:span text:style-name="T34">an</text:span> abstraction</text:p>
      <text:p text:style-name="P80"/>
      <text:p text:style-name="P90">Dependency inversion principle</text:p>
      <text:p text:style-name="P80">1. High level modules should not depend upon low level modules, both should depend upon abstractions</text:p>
      <text:p text:style-name="P80">2. Abstractions should not depend upon details. Details should depend upon abstractions.</text:p>
      <text:p text:style-name="P80"/>
      <text:p text:style-name="P91">Layering</text:p>
      <text:p text:style-name="P81">All well structured OO acrchitectures have clearly-defined layers</text:p>
      <text:p text:style-name="P81">naive layers are:</text:p>
      <text:p text:style-name="P81"><draw:frame draw:style-name="fr2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81"><text:tab/>You can clearly see, that Policy layer uses Mechanism layer, </text:p>
      <text:p text:style-name="P81"><text:tab/>so it is sensitive to all changes, further, it is sensitive all the </text:p>
      <text:p text:style-name="P81"><text:tab/>way to the Utility layer changes</text:p>
      <text:p text:style-name="P81"/>
      <text:p text:style-name="P81"/>
      <text:p text:style-name="P81"/>
      <text:p text:style-name="P81"/>
      <text:p text:style-name="P81"/>
      <text:p text:style-name="P81"/>
      <text:p text:style-name="P81">better layers:</text:p>
      <text:p text:style-name="P81"><draw:frame draw:style-name="fr2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81"><text:tab/>This approach <text:s/>is better, each lower layer are </text:p>
      <text:p text:style-name="P81"><text:tab/>represented by an abstract class. Higher level classes uses </text:p>
      <text:p text:style-name="P81"><text:tab/>lower level classes through an abstract interface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2">Conclusion</text:p>
      <text:p text:style-name="P82">Modules that encapsulate high level policy should not depend upon modules that implement details.</text:p>
      <text:p text:style-name="P82">Rather, both kind of modules should depend upon abstraction</text:p>
      <text:p text:style-name="P97"><text:span text:style-name="T8">07.09 3_</text:span><text:span text:style-name="T10">isp</text:span></text:p>
      <text:p text:style-name="P92"><text:span text:style-name="T2">Interface Segregation Principle</text:span></text:p>
      <text:p text:style-name="P92"><text:span text:style-name="T2"/></text:p>
      <text:p text:style-name="P93"><text:span text:style-name="T2">the interface of the class can be broken up into groups of member (virtual) functions. Each group serves a different set of clients.</text:span></text:p>
      <text:p text:style-name="P93"><draw:frame draw:style-name="fr1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93"><text:span text:style-name="T2"><text:tab/>= 0 means for functions means that class is abstract.</text:span></text:p>
      <text:p text:style-name="P93"><text:span text:style-name="T2"><text:tab/>Clients that use object that conform to the Door </text:span></text:p>
      <text:p text:style-name="P93"><text:span text:style-name="T2"><text:tab/>interface don’t have to depend upon implementation</text:span></text:p>
      <text:p text:style-name="P93"><text:span text:style-name="T2"><text:tab/></text:span></text:p>
      <text:p text:style-name="P93"><text:span text:style-name="T2"/></text:p>
      <text:p text:style-name="P93"><text:span text:style-name="T2"/></text:p>
      <text:p text:style-name="P93"><text:span text:style-name="T2"/></text:p>
      <text:p text:style-name="P94">Interface pollution</text:p>
      <text:p text:style-name="P83">one interface is forced to know about other interface which it doesn’t requir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5.2$Linux_X86_64 LibreOffice_project/420$Build-2</meta:generator>
    <dc:date>2024-09-07T14:18:06.255377266</dc:date>
    <meta:editing-duration>PT4H22M21S</meta:editing-duration>
    <meta:editing-cycles>78</meta:editing-cycles>
    <meta:document-statistic meta:table-count="0" meta:image-count="6" meta:object-count="0" meta:page-count="7" meta:paragraph-count="200" meta:word-count="1392" meta:character-count="8847" meta:non-whitespace-character-count="7599"/>
  </office:meta>
</office:document-meta>
</file>